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1_07-35-02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11_09-58-20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1_13-33-53_000.jpg</text:p>
          </table:table-cell>
          <table:table-cell table:style-name="ce4" office:value-type="string">
            <text:p>:m 1*1 RES / free# JVEMV6 46#2.4 2 / 46. art / 2. ip / 4. animations / rotation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0-11_13-42-06_000.jpg</text:p>
          </table:table-cell>
          <table:table-cell office:value-type="string">
            <text:p>:bookmemo / 読んだ本 / 『イヤな気持ちを消す技術』 / 著者=苫米地英人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11_13-42-24_000.jpg</text:p>
          </table:table-cell>
          <table:table-cell office:value-type="string">
            <text:p>:bookmemo / 読んだ本 / 『盗聴教団』 / 著者=山崎正友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0-11_13-52-12_000.jpg</text:p>
          </table:table-cell>
          <table:table-cell office:value-type="string">
            <text:p>:bookmemo / 読んだ本 / 『国債がわかる本』 / 著者=山田博文</text:p>
          </table:table-cell>
          <table:table-cell table:number-columns-repeated="3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2018-10-11_13-58-03_000.jpg</text:p>
          </table:table-cell>
          <table:table-cell office:value-type="string">
            <text:p>:PHOTO 記録用 / @自室、机上 / 自然観察 / 定点観測 / イチョウの葉、表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0-11_13-58-08_000.jpg</text:p>
          </table:table-cell>
          <table:table-cell office:value-type="string">
            <text:p>:PHOTO 記録用 / @自室、机上 / 自然観察 / 定点観測 / イチョウの葉、裏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10-11_14-50-24_000.jpg</text:p>
          </table:table-cell>
          <table:table-cell office:value-type="string">
            <text:p>:m 食べた物　間食 / 豆腐、切干、ひじき、さば、マメ / 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8-10-11_16-12-38_000.jpg</text:p>
          </table:table-cell>
          <table:table-cell office:value-type="string">
            <text:p>:m 1-1*1 RES / 245 / 『相対性理論入門』　ランダウ、ジューコフ / p.229</text:p>
          </table:table-cell>
          <table:table-cell table:number-columns-repeated="3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8-10-11_17-36-32_000.jpg</text:p>
          </table:table-cell>
          <table:table-cell office:value-type="string">
            <text:p>:m music / log / kb / s.1:multi-inst,N,ctk-363,205,R=1 s.2:res,c.p.,R=2 s.3:op-2,section,N,R=3 s.4:op-2,chord-C,flux,N,R=4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10-11_17-42-37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0-11_20-16-05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10-11_22-18-48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10-11_22-19-10_000.jpg</text:p>
          </table:table-cell>
          <table:table-cell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10-12_00-24-29_000.png</text:p>
          </table:table-cell>
          <table:table-cell office:value-type="string">
            <text:p>:m :PHOTO 寝た時刻 / 20181011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8-10-12_04-00-48_000.png</text:p>
          </table:table-cell>
          <table:table-cell office:value-type="string">
            <text:p>:m 読みたい本 / 『図解でよくわかる農薬の基本』 / 著者=寺岡徹、監修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2">
          <table:table-cell table:number-columns-repeated="6"/>
        </table:table-row>
        <table:table-row table:style-name="ro8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3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7">
          <table:table-cell table:number-columns-repeated="6"/>
        </table:table-row>
        <table:table-row table:style-name="ro8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9">
          <table:table-cell table:number-columns-repeated="6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6"/>
        </table:table-row>
        <table:table-row table:style-name="ro8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6">
          <table:table-cell table:number-columns-repeated="4"/>
          <table:table-cell table:style-name="Default"/>
          <table:table-cell/>
        </table:table-row>
        <table:table-row table:style-name="ro8" table:number-rows-repeated="7">
          <table:table-cell table:number-columns-repeated="4"/>
          <table:table-cell table:style-name="Default" table:number-columns-repeated="2"/>
        </table:table-row>
        <table:table-row table:style-name="ro8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0">
            <text:p>10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8">
            <text:p>18</text:p>
          </table:table-cell>
          <table:table-cell/>
          <table:table-cell table:style-name="Default" table:number-columns-repeated="2"/>
        </table:table-row>
        <table:table-row table:style-name="ro8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8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8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8])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8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8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9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2018/10/12</text:date>, <text:time>08:02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2T08:02:35.65</dc:date>
    <dc:creator>iwabuchi ken</dc:creator>
    <meta:editing-duration>P5DT7H17M34S</meta:editing-duration>
    <meta:editing-cycles>1781</meta:editing-cycles>
    <meta:document-statistic meta:table-count="1" meta:cell-count="73" meta:object-count="0"/>
  </office:meta>
</office:document-meta>
</file>